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1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6856" calcext:value-type="float">
            <text:p>44.1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592" calcext:value-type="float">
            <text:p>43.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3824" calcext:value-type="float">
            <text:p>41.2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8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176" calcext:value-type="float">
            <text:p>40.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</text:p>
          </table:table-cell>
          <table:table-cell office:value-type="string" calcext:value-type="string">
            <text:p>NHP-PL-189</text:p>
          </table:table-cell>
          <table:table-cell office:value-type="string" calcext:value-type="string">
            <text:p>197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